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paragraph-rsid="00056a63"/>
    </style:style>
    <style:style style:name="P2" style:family="paragraph" style:parent-style-name="Text_20_body">
      <style:text-properties officeooo:paragraph-rsid="00056a63"/>
    </style:style>
    <style:style style:name="P3" style:family="paragraph" style:parent-style-name="Text_20_body">
      <style:text-properties officeooo:rsid="00063956" officeooo:paragraph-rsid="0008e15e"/>
    </style:style>
    <style:style style:name="P4" style:family="paragraph" style:parent-style-name="Text_20_body">
      <style:text-properties officeooo:rsid="0009080a" officeooo:paragraph-rsid="001208e5"/>
    </style:style>
    <style:style style:name="P5" style:family="paragraph" style:parent-style-name="Text_20_body">
      <style:text-properties officeooo:rsid="0009fd9a" officeooo:paragraph-rsid="001208e5"/>
    </style:style>
    <style:style style:name="P6" style:family="paragraph" style:parent-style-name="Text_20_body">
      <style:text-properties officeooo:rsid="001208e5" officeooo:paragraph-rsid="001208e5"/>
    </style:style>
    <style:style style:name="P7" style:family="paragraph" style:parent-style-name="Text_20_body">
      <style:text-properties officeooo:rsid="001943c7" officeooo:paragraph-rsid="001943c7"/>
    </style:style>
    <style:style style:name="P8" style:family="paragraph" style:parent-style-name="Text_20_body">
      <style:text-properties officeooo:rsid="001a5aa1" officeooo:paragraph-rsid="001a5aa1"/>
    </style:style>
    <style:style style:name="P9" style:family="paragraph" style:parent-style-name="Text_20_body">
      <style:text-properties officeooo:rsid="001dccf5" officeooo:paragraph-rsid="001dccf5"/>
    </style:style>
    <style:style style:name="P10" style:family="paragraph" style:parent-style-name="Text_20_body">
      <style:text-properties officeooo:rsid="0025a1a2" officeooo:paragraph-rsid="0025a1a2"/>
    </style:style>
    <style:style style:name="P11" style:family="paragraph" style:parent-style-name="Text_20_body">
      <style:text-properties officeooo:rsid="0025a1a2" officeooo:paragraph-rsid="0029247d"/>
    </style:style>
    <style:style style:name="P12" style:family="paragraph" style:parent-style-name="Text_20_body">
      <style:text-properties officeooo:paragraph-rsid="0029247d"/>
    </style:style>
    <style:style style:name="P13" style:family="paragraph" style:parent-style-name="Text_20_body">
      <style:text-properties officeooo:rsid="00304084" officeooo:paragraph-rsid="003416d8"/>
    </style:style>
    <style:style style:name="P14" style:family="paragraph" style:parent-style-name="Text_20_body">
      <style:text-properties officeooo:rsid="002fde2b" officeooo:paragraph-rsid="003416d8"/>
    </style:style>
    <style:style style:name="P15" style:family="paragraph" style:parent-style-name="Text_20_body">
      <style:text-properties officeooo:rsid="0035afbd" officeooo:paragraph-rsid="0036c0b4"/>
    </style:style>
    <style:style style:name="P16" style:family="paragraph" style:parent-style-name="Text_20_body">
      <style:text-properties officeooo:rsid="001be2a9" officeooo:paragraph-rsid="001be2a9"/>
    </style:style>
    <style:style style:name="P17" style:family="paragraph" style:parent-style-name="Text_20_body">
      <style:text-properties officeooo:rsid="0037e919" officeooo:paragraph-rsid="0037e919"/>
    </style:style>
    <style:style style:name="P18" style:family="paragraph" style:parent-style-name="Text_20_body">
      <style:text-properties officeooo:rsid="003de5ca" officeooo:paragraph-rsid="003de5ca"/>
    </style:style>
    <style:style style:name="P19" style:family="paragraph" style:parent-style-name="Text_20_body">
      <style:text-properties officeooo:rsid="00426e86" officeooo:paragraph-rsid="00426e86"/>
    </style:style>
    <style:style style:name="P20" style:family="paragraph" style:parent-style-name="Text_20_body">
      <style:text-properties officeooo:rsid="003b0cd8" officeooo:paragraph-rsid="003b0cd8"/>
    </style:style>
    <style:style style:name="P21" style:family="paragraph" style:parent-style-name="Text_20_body">
      <style:text-properties officeooo:rsid="0017c8fb" officeooo:paragraph-rsid="004561c7"/>
    </style:style>
    <style:style style:name="P22" style:family="paragraph" style:parent-style-name="Text_20_body">
      <style:text-properties officeooo:rsid="0048704a" officeooo:paragraph-rsid="0048704a"/>
    </style:style>
    <style:style style:name="P23" style:family="paragraph" style:parent-style-name="Text_20_body">
      <style:text-properties officeooo:rsid="004b5e3e" officeooo:paragraph-rsid="004b5e3e"/>
    </style:style>
    <style:style style:name="P24" style:family="paragraph" style:parent-style-name="Text_20_body">
      <loext:graphic-properties draw:fill="none"/>
      <style:paragraph-properties fo:margin-top="0cm" fo:margin-bottom="0.146cm" loext:contextual-spacing="false" fo:line-height="120%" fo:background-color="transparent"/>
      <style:text-properties officeooo:rsid="0017c8fb" officeooo:paragraph-rsid="004561c7"/>
    </style:style>
    <style:style style:name="P25" style:family="paragraph" style:parent-style-name="Text_20_body" style:list-style-name="L1">
      <style:text-properties officeooo:rsid="0009080a" officeooo:paragraph-rsid="001208e5"/>
    </style:style>
    <style:style style:name="P26" style:family="paragraph" style:parent-style-name="Text_20_body" style:list-style-name="L1">
      <style:text-properties officeooo:rsid="0009fd9a" officeooo:paragraph-rsid="001208e5"/>
    </style:style>
    <style:style style:name="P27" style:family="paragraph" style:parent-style-name="Text_20_body" style:list-style-name="L2">
      <style:text-properties officeooo:rsid="004561c7" officeooo:paragraph-rsid="004561c7"/>
    </style:style>
    <style:style style:name="P28" style:family="paragraph" style:parent-style-name="Text_20_body" style:list-style-name="L2">
      <style:text-properties officeooo:rsid="001208e5" officeooo:paragraph-rsid="0017c8fb"/>
    </style:style>
    <style:style style:name="P29" style:family="paragraph" style:parent-style-name="Text_20_body" style:list-style-name="L2">
      <style:text-properties officeooo:rsid="0017c8fb" officeooo:paragraph-rsid="0017c8fb"/>
    </style:style>
    <style:style style:name="P30" style:family="paragraph" style:parent-style-name="Text_20_body" style:list-style-name="L2">
      <style:text-properties officeooo:rsid="001f1e50" officeooo:paragraph-rsid="004561c7"/>
    </style:style>
    <style:style style:name="P31" style:family="paragraph" style:parent-style-name="Heading_20_2">
      <style:text-properties officeooo:rsid="00426e86" officeooo:paragraph-rsid="00426e86"/>
    </style:style>
    <style:style style:name="P32" style:family="paragraph" style:parent-style-name="Heading_20_2">
      <style:text-properties officeooo:rsid="0037e919" officeooo:paragraph-rsid="003416d8"/>
    </style:style>
    <style:style style:name="P33" style:family="paragraph" style:parent-style-name="Heading_20_2">
      <style:text-properties officeooo:rsid="0037e919" officeooo:paragraph-rsid="003a169a"/>
    </style:style>
    <style:style style:name="P34" style:family="paragraph" style:parent-style-name="Heading_20_2">
      <style:text-properties officeooo:paragraph-rsid="001208e5"/>
    </style:style>
    <style:style style:name="P35" style:family="paragraph" style:parent-style-name="Heading_20_2">
      <style:text-properties officeooo:rsid="0025a1a2" officeooo:paragraph-rsid="0025a1a2"/>
    </style:style>
    <style:style style:name="P36" style:family="paragraph" style:parent-style-name="Heading_20_2">
      <style:text-properties officeooo:rsid="002fde2b" officeooo:paragraph-rsid="002fde2b"/>
    </style:style>
    <style:style style:name="P37" style:family="paragraph" style:parent-style-name="Heading_20_2">
      <style:text-properties officeooo:rsid="0046a1fe" officeooo:paragraph-rsid="0046a1fe"/>
    </style:style>
    <style:style style:name="P38" style:family="paragraph" style:parent-style-name="Heading_20_2">
      <style:text-properties officeooo:paragraph-rsid="0048704a"/>
    </style:style>
    <style:style style:name="P39" style:family="paragraph" style:parent-style-name="Heading_20_2">
      <style:text-properties officeooo:rsid="00488534" officeooo:paragraph-rsid="00488534"/>
    </style:style>
    <style:style style:name="P40" style:family="paragraph" style:parent-style-name="Heading_20_1">
      <style:text-properties officeooo:rsid="00378088" officeooo:paragraph-rsid="00378088"/>
    </style:style>
    <style:style style:name="P41" style:family="paragraph" style:parent-style-name="Heading_20_1">
      <style:text-properties officeooo:rsid="002fde2b" officeooo:paragraph-rsid="0037e919"/>
    </style:style>
    <style:style style:name="P42" style:family="paragraph" style:parent-style-name="Heading_20_1">
      <style:text-properties officeooo:rsid="0025a1a2" officeooo:paragraph-rsid="0046a1fe"/>
    </style:style>
    <style:style style:name="T1" style:family="text">
      <style:text-properties officeooo:rsid="00056a63"/>
    </style:style>
    <style:style style:name="T2" style:family="text">
      <style:text-properties officeooo:rsid="000c30e6"/>
    </style:style>
    <style:style style:name="T3" style:family="text">
      <style:text-properties officeooo:rsid="001208e5"/>
    </style:style>
    <style:style style:name="T4" style:family="text">
      <style:text-properties fo:font-style="italic" officeooo:rsid="0008e15e" style:font-style-asian="italic" style:font-style-complex="italic"/>
    </style:style>
    <style:style style:name="T5" style:family="text">
      <style:text-properties officeooo:rsid="00164a4d"/>
    </style:style>
    <style:style style:name="T6" style:family="text">
      <style:text-properties officeooo:rsid="0017c8fb"/>
    </style:style>
    <style:style style:name="T7" style:family="text">
      <style:text-properties officeooo:rsid="001a5aa1"/>
    </style:style>
    <style:style style:name="T8" style:family="text">
      <style:text-properties officeooo:rsid="001be2a9"/>
    </style:style>
    <style:style style:name="T9" style:family="text">
      <style:text-properties officeooo:rsid="001f1e50"/>
    </style:style>
    <style:style style:name="T10" style:family="text">
      <style:text-properties officeooo:rsid="00234628"/>
    </style:style>
    <style:style style:name="T11" style:family="text">
      <style:text-properties officeooo:rsid="0025a1a2"/>
    </style:style>
    <style:style style:name="T12" style:family="text">
      <style:text-properties officeooo:rsid="00278aff"/>
    </style:style>
    <style:style style:name="T13" style:family="text">
      <style:text-properties officeooo:rsid="0029247d"/>
    </style:style>
    <style:style style:name="T14" style:family="text">
      <style:text-properties officeooo:rsid="0008e15e"/>
    </style:style>
    <style:style style:name="T15" style:family="text">
      <style:text-properties officeooo:rsid="002d4481"/>
    </style:style>
    <style:style style:name="T16" style:family="text">
      <style:text-properties officeooo:rsid="00304084"/>
    </style:style>
    <style:style style:name="T17" style:family="text">
      <style:text-properties officeooo:rsid="00317dd7"/>
    </style:style>
    <style:style style:name="T18" style:family="text">
      <style:text-properties officeooo:rsid="002fde2b"/>
    </style:style>
    <style:style style:name="T19" style:family="text">
      <style:text-properties officeooo:rsid="0036c0b4"/>
    </style:style>
    <style:style style:name="T20" style:family="text">
      <style:text-properties officeooo:rsid="00378088"/>
    </style:style>
    <style:style style:name="T21" style:family="text">
      <style:text-properties officeooo:rsid="0037e919"/>
    </style:style>
    <style:style style:name="T22" style:family="text">
      <style:text-properties officeooo:rsid="0039c2ca"/>
    </style:style>
    <style:style style:name="T23" style:family="text">
      <style:text-properties officeooo:rsid="003a169a"/>
    </style:style>
    <style:style style:name="T24" style:family="text">
      <style:text-properties officeooo:rsid="003b0cd8"/>
    </style:style>
    <style:style style:name="T25" style:family="text">
      <style:text-properties officeooo:rsid="003f3f9c"/>
    </style:style>
    <style:style style:name="T26" style:family="text">
      <style:text-properties officeooo:rsid="003f5fbe"/>
    </style:style>
    <style:style style:name="T27" style:family="text">
      <style:text-properties officeooo:rsid="00407667"/>
    </style:style>
    <style:style style:name="T28" style:family="text">
      <style:text-properties officeooo:rsid="00426e86"/>
    </style:style>
    <style:style style:name="T29" style:family="text">
      <style:text-properties officeooo:rsid="0044572d"/>
    </style:style>
    <style:style style:name="T30" style:family="text">
      <style:text-properties officeooo:rsid="0048704a"/>
    </style:style>
    <style:style style:name="T31" style:family="text">
      <style:text-properties officeooo:rsid="00488534"/>
    </style:style>
    <style:style style:name="T32" style:family="text">
      <style:text-properties officeooo:rsid="004d55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2">Puavo </text:span>WLAN</text:p>
      <text:p text:style-name="P2"/>
      <text:h text:style-name="P40" text:outline-level="1">Grundlagen</text:h>
      <text:h text:style-name="Heading_20_2" text:outline-level="2">WLAN is tricky</text:h>
      <text:p text:style-name="P3"><text:span text:style-name="T26">WLAN is tricky. </text:span>Dies ist die Schlussfolgerung, der Projekt-Varant­wortlichen, welche in Winterthur <text:s/>(unter anderem) in 45 Schulhäuser WLAN für 300 Klassen installiert haben. <text:s/><text:span text:style-name="T26">Ein gutes WLAN Netzwerk kann selten «out of the box» geplant und erstellt werden. <text:s text:c="2"/></text:span></text:p>
      <text:p text:style-name="P7">Das Verhalten eines WLAN-Netzes ist oft «rätselhaft», denn es hängt von vielen, nicht immer offensichtlichen, Faktoren ab. WLAN kann aber gut mit einer Autobahn verglichen werden: Wenn der Verkehr zunimmt, nimmt auch der Durchfluss zu. Bis zu einer bestimmten Dichte, denn dann kommt plätzlich der Stau und nichts mehr fliesst. Bei welcher Dichte der Verkehr zusammenbricht hängt von vielen Faktoren (Licht, Nässe, Freitagabend, …) ab.</text:p>
      <text:h text:style-name="P31" text:outline-level="2">Dynamisches und sich selbst konfigurierendes WLAN</text:h>
      <text:p text:style-name="P19">Im Schulbetrieb variieren die äusseren Bedingungen <text:span text:style-name="T29">(z.B. Ort und Anzahl der WLAN Geräte) </text:span>besonders schnell und stark. <text:s/></text:p>
      <text:p text:style-name="P18"><text:span text:style-name="T28">Der Puavo</text:span> WLAN Kontroller überwacht <text:span text:style-name="T27">daher </text:span>permanent alle Teilnehmer des WLAN Netzes und <text:span text:style-name="T25">optimiert</text:span> in Echtzeit alle Betriebsparameter, so dass jederzeit ein <text:span text:style-name="T27">optimaler</text:span> Durchsatz erreicht wird. </text:p>
      <text:p text:style-name="P16">Staus passieren immer zu Spitzenzeiten. Wenn also Stau verm<text:span text:style-name="T24">ie</text:span>den <text:span text:style-name="T24">werden soll</text:span>, muss <text:span text:style-name="T20">entweder </text:span>d<text:span text:style-name="T25">as</text:span> <text:span text:style-name="T25">WLAN</text:span> auf die Spitzenzeiten dimensionier<text:span text:style-name="T24">t werden</text:span> <text:span text:style-name="T20">oder die Kapazität kann dynamisch an den Bedarf angepasst werden. <text:s/>Puavo unterstützt beide Varianten!</text:span></text:p>
      <text:h text:style-name="P32" text:outline-level="2">WLAN ohne Accesspoints</text:h>
      <text:p text:style-name="P15">Die Puavo ICT-Umgebung ermöglicht ein sichere WLAN Versorgung von Laptops und mobilen Geräten <text:span text:style-name="T21">ganz </text:span>ohne Accesspoints zu verwenden: <text:s/><text:span text:style-name="T19">A</text:span>lle kabelgebundenen <text:span text:style-name="T22">Puavo </text:span>Lerngeräte k<text:span text:style-name="T19">ö</text:span>nnen<text:span text:style-name="T18"> als Accesspoint genutzt werden!</text:span></text:p>
      <text:p text:style-name="P14">Alles was dazu nötig ist, ist ein USB WLAN-Stick. Sobald d<text:span text:style-name="T23">as Lerngerät</text:span> einen WLAN-Stick erkennt wird er automatisch zu einem vollwertigen <text:span text:style-name="T17">und betriebsbereiten </text:span>Accesspoint. Der Stick kann jederzeit ein<text:span text:style-name="T16">gesteckt</text:span> <text:span text:style-name="T16">(</text:span>oder ausgesteckt<text:span text:style-name="T16">)</text:span> werden, <text:span text:style-name="T16">der Kontroller konfiguriert den neuen Accesspoint automatisch und nach paar Sekunden ist alles bereit. </text:span></text:p>
      <text:p text:style-name="P13">Es genügt, wenn der <text:span text:style-name="T23">Lerngerät</text:span> eingeschaltet ist, ein Login ist nicht nötig. Das Gerät kann <text:span text:style-name="T22">selbstverständlich</text:span> weiterhin wie ein gewöhnliches Lerngerät benutzt werden.</text:p>
      <text:p text:style-name="P17">Auf diese Weise kann die WLAN Kapazität <text:span text:style-name="T22">von jeder LP</text:span> innert Sekunden an den aktuellen Bedarf angepasst werden.</text:p>
      <text:h text:style-name="P33" text:outline-level="2"><text:soft-page-break/>WLAN mit Accesspoints</text:h>
      <text:p text:style-name="P20">Puavo unterstützt natürlich auch die «klassische» Methode mit dezidierten Accesspoints. Puavo Accesspoints werden ebenfalls automatisch und dynamisch auf optimale Leistung optimiert.</text:p>
      <text:h text:style-name="P41" text:outline-level="1"/>
      <text:h text:style-name="P4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1:03.754164229</meta:creation-date>
    <dc:date>2017-06-25T17:24:31.297176748</dc:date>
    <meta:editing-duration>P1DT1H41M20S</meta:editing-duration>
    <meta:editing-cycles>23</meta:editing-cycles>
    <meta:generator>LibreOffice/5.2.6.2$Linux_x86 LibreOffice_project/a3100ed2409ebf1c212f5048fbe377c281438fdc</meta:generator>
    <meta:document-statistic meta:table-count="0" meta:image-count="0" meta:object-count="0" meta:page-count="2" meta:paragraph-count="16" meta:word-count="332" meta:character-count="2380" meta:non-whitespace-character-count="2053"/>
  </office:meta>
</office:document-meta>
</file>